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Preformatted_20_Text">
      <style:paragraph-properties fo:margin-top="0cm" fo:margin-bottom="0cm" fo:widows="1" fo:padding="0cm" fo:border="none"/>
    </style:style>
    <style:style style:name="P15"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16" style:family="paragraph" style:parent-style-name="Preformatted_20_Text">
      <style:paragraph-properties fo:margin-top="0cm" fo:margin-bottom="0cm" fo:widows="1" fo:padding="0cm" fo:border="none"/>
      <style:text-properties fo:font-variant="normal" fo:text-transform="none" fo:letter-spacing="normal"/>
    </style:style>
    <style:style style:name="P1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Consolas" fo:letter-spacing="normal" fo:font-style="normal" fo:font-weight="normal"/>
    </style:style>
    <style:style style:name="T6" style:family="text">
      <style:text-properties fo:font-variant="normal" fo:text-transform="none" style:font-name="Times New Roman" fo:letter-spacing="normal" fo:font-style="normal" fo:font-weight="normal"/>
    </style:style>
    <style:style style:name="T7"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style:font-name="Times New Roman" fo:letter-spacing="normal" fo:font-style="italic" fo:font-weight="normal" style:font-style-asian="italic" style:font-style-complex="italic"/>
    </style:style>
    <style:style style:name="T9"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1"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2" style:family="text">
      <style:text-properties fo:color="#0b6125"/>
    </style:style>
    <style:style style:name="T13" style:family="text">
      <style:text-properties fo:color="#0b6125" style:font-name="Consolas" fo:font-style="normal" fo:font-weight="normal"/>
    </style:style>
    <style:style style:name="T14" style:family="text">
      <style:text-properties fo:color="#a71d5d" fo:font-style="italic"/>
    </style:style>
    <style:style style:name="T15" style:family="text">
      <style:text-properties fo:color="#a71d5d" style:font-name="Consolas" fo:font-style="italic" fo:font-weight="normal"/>
    </style:style>
    <style:style style:name="T16" style:family="text">
      <style:text-properties fo:color="#693a17" style:font-name="Consolas" fo:font-style="normal" fo:font-weight="normal"/>
    </style:style>
    <style:style style:name="T17"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5</text:p>
          <text:p text:style-name="P11">Separation of concerns<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6</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7</text:p>
          <text:p text:style-name="P12">In-line documentation<text:tab/>7</text:p>
          <text:p text:style-name="P13">JSDOC<text:tab/>7</text:p>
          <text:p text:style-name="P13">Inch-ci<text:tab/>7</text:p>
          <text:p text:style-name="P12">Code quality<text:tab/>7</text:p>
          <text:p text:style-name="P13">Codacy<text:tab/>7</text:p>
          <text:p text:style-name="P13">JSLint<text:tab/>7</text:p>
          <text:p text:style-name="P7">Application realization<text:tab/>7</text:p>
          <text:p text:style-name="P11">Pre-alpha<text:tab/>8</text:p>
          <text:p text:style-name="P11">Alpha<text:tab/>8</text:p>
          <text:p text:style-name="P11">Beta<text:tab/>8</text:p>
          <text:p text:style-name="P11">Release candidates<text:tab/>8</text:p>
          <text:p text:style-name="P12">Candidate 1<text:tab/>8</text:p>
          <text:p text:style-name="P12">Candidate 2<text:tab/>8</text:p>
          <text:p text:style-name="P12">Feedback<text:tab/>8</text:p>
          <text:p text:style-name="P11">Production release<text:tab/>8</text:p>
          <text:p text:style-name="P7">API<text:tab/>8</text:p>
          <text:p text:style-name="P11">getConstructor<text:tab/>8</text:p>
          <text:p text:style-name="P11">instance_modules<text:tab/>8</text:p>
          <text:p text:style-name="P11">methods<text:tab/>8</text:p>
          <text:p text:style-name="P12">next<text:tab/>8</text:p>
          <text:p text:style-name="P12">abort<text:tab/>8</text:p>
          <text:p text:style-name="P12">finish<text:tab/>8</text:p>
          <text:p text:style-name="P12">retryAll<text:tab/>8</text:p>
          <text:p text:style-name="P12">retryThis<text:tab/>8</text:p>
          <text:p text:style-name="P12">retryFrom<text:tab/>8</text:p>
          <text:p text:style-name="P12">retryMethod<text:tab/>8</text:p>
          <text:p text:style-name="P7">Flowcharts<text:tab/>8</text:p>
          <text:p text:style-name="P11">getConstructor<text:tab/>9</text:p>
          <text:p text:style-name="P11">next<text:tab/>9</text:p>
          <text:p text:style-name="P11">Simple program<text:tab/>9</text:p>
          <text:p text:style-name="P7">Examples<text:tab/>9</text:p>
          <text:p text:style-name="P11"><text:soft-page-break/>Minimal<text:tab/>9</text:p>
          <text:p text:style-name="P11">Source code collector<text:tab/>9</text:p>
          <text:p text:style-name="P11">HTTP request handler<text:tab/>9</text:p>
          <text:p text:style-name="P11">Database interface<text:tab/>9</text:p>
          <text:p text:style-name="P7">Project maintenance<text:tab/>9</text:p>
          <text:p text:style-name="P11">Project stability<text:tab/>9</text:p>
          <text:p text:style-name="P11">Future features<text:tab/>9</text:p>
          <text:p text:style-name="P7">Feedback<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text:p>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h text:style-name="Heading_20_1" text:outline-level="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Asynchronous programming</text:h>
      <text:p text:style-name="P1">Benefits</text:p>
      <text:p text:style-name="P1">Use cases</text:p>
      <text:p text:style-name="Text_20_body">Non blocking</text:p>
      <text:p text:style-name="Text_20_body">Multi-core if host allows</text:p>
      <text:h text:style-name="Heading_20_3" text:outline-level="3">Separation of concerns</text:h>
      <text:p text:style-name="Text_20_body">In order to keep software code bases organized it is important to make sure every operation is doing just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 Because a lot of the code which isn't as easily readable such as a common language like English is, is hidden away in small functions which do just what they need to do and nothing more.</text:p>
      <text:p text:style-name="Text_20_body">Separating concerns can bring problems of its own, this will be discussed in the chapter Loosely coupled application logic.</text:p>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p text:style-name="P1">Cuz non-blocking, async out of the box</text:p>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Text_20_body"><text:span text:style-name="T1"/></text:p>
      <text:h text:style-name="Heading_20_1" text:outline-level="1">Application development</text:h>
      <text:p text:style-name="P1">@TODO a lot</text:p>
      <text:h text:style-name="Heading_20_3" text:outline-level="3">Tools</text:h>
      <text:p text:style-name="Text_20_body">In order to build and maintain this project some development tools are used,<text:span text:style-name="T1"> like code linters and hosted code coverage services. T</text:span>hese <text:span text:style-name="T1">tools </text:span>will be discussed in this chapter.</text:p>
      <text:h text:style-name="Heading_20_5" text:outline-level="5"><text:soft-page-break/><text:span text:style-name="T1">Continuous integration</text:span></text:h>
      <text:p text:style-name="P1"><text:span text:style-name="T1">@TODO</text:span></text:p>
      <text:h text:style-name="P9" text:outline-level="7">Integration tests</text:h>
      <text:p text:style-name="P1"><text:span text:style-name="T1">@TODO</text:span></text:p>
      <text:h text:style-name="P9" text:outline-level="7">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P10" text:outline-level="5">Unit tests</text:h>
      <text:p text:style-name="P1">Testing application functionality is important. @TODO</text:p>
      <text:h text:style-name="P9" text:outline-level="7">Mocha</text:h>
      <text:p text:style-name="Text_20_body"><text:span text:style-name="T1">Mocha is an open source JavaScript testing framework which works together nicely with other tools like code linters and coverage collectors. It offers a simple API with which test suites can be described. When written correctly, test code looks a lot like English. Take for example some tests which would be written for a custom math library called </text:span><text:span text:style-name="T2">mather</text:span><text:span text:style-name="T1">.</text:span></text:p>
      <text:p text:style-name="P15">describe(<text:span text:style-name="T12">'mather (custom math library)'</text:span>, <text:span text:style-name="T14">function</text:span> (){</text:p>
      <text:p text:style-name="P16"><text:s text:c="2"/><text:span text:style-name="T4">describe(</text:span><text:span text:style-name="T13">'.add'</text:span><text:span text:style-name="T4">, </text:span><text:span text:style-name="T15">function</text:span><text:span text:style-name="T4"> (){</text:span></text:p>
      <text:p text:style-name="P16"><text:s text:c="4"/><text:span text:style-name="T4">it(</text:span><text:span text:style-name="T13">'adds arg1 and arg2 together'</text:span><text:span text:style-name="T4">, </text:span><text:span text:style-name="T15">function</text:span><text:span text:style-name="T4"> () {</text:span></text:p>
      <text:p text:style-name="P16"><text:s text:c="6"/><text:span text:style-name="T4">assert.equal(mather.</text:span><text:span text:style-name="T16">add</text:span><text:span text:style-name="T4">(</text:span><text:span text:style-name="T17">3</text:span><text:span text:style-name="T4">, </text:span><text:span text:style-name="T17">5</text:span><text:span text:style-name="T4">), </text:span><text:span text:style-name="T17">8</text:span><text:span text:style-name="T4">);</text:span></text:p>
      <text:p text:style-name="P16"><text:s text:c="4"/><text:span text:style-name="T4">});</text:span></text:p>
      <text:p text:style-name="P16"><text:s text:c="2"/><text:span text:style-name="T4">});</text:span></text:p>
      <text:p text:style-name="P16"><text:s text:c="2"/><text:span text:style-name="T4">describe(</text:span><text:span text:style-name="T13">'.mul'</text:span><text:span text:style-name="T4">, </text:span><text:span text:style-name="T15">function</text:span><text:span text:style-name="T4"> () {</text:span></text:p>
      <text:p text:style-name="P16"><text:s text:c="4"/><text:span text:style-name="T4">it(</text:span><text:span text:style-name="T13">'multiplies arg1 with arg2'</text:span><text:span text:style-name="T4">, </text:span><text:span text:style-name="T15">function</text:span><text:span text:style-name="T4"> () {</text:span></text:p>
      <text:p text:style-name="P16"><text:s text:c="6"/><text:span text:style-name="T4">assert.equal(mather.mul(</text:span><text:span text:style-name="T17">3</text:span><text:span text:style-name="T4">, </text:span><text:span text:style-name="T17">5</text:span><text:span text:style-name="T4">), </text:span><text:span text:style-name="T17">15</text:span><text:span text:style-name="T4">);</text:span></text:p>
      <text:p text:style-name="P16"><text:s text:c="4"/><text:span text:style-name="T4">});</text:span></text:p>
      <text:p text:style-name="P16"><text:s text:c="2"/><text:span text:style-name="T4">});</text:span></text:p>
      <text:p text:style-name="P14"><text:span text:style-name="T5">});<text:line-break/></text:span></text:p>
      <text:p text:style-name="Text_20_body"><text:span text:style-name="T6">If I'd for example made some changes to </text:span><text:span text:style-name="T8">mather </text:span><text:span text:style-name="T7">its </text:span><text:span text:style-name="T9">mul </text:span><text:span text:style-name="T7">method which would result in a different return value when 3 and 5 are passed as arguments, it'd be clear that I broke my code by running </text:span><text:span text:style-name="T10">the</text:span><text:span text:style-name="T7"> tests. Since the </text:span><text:span text:style-name="T10">assertion, calling </text:span><text:span text:style-name="T11">mather.mul</text:span><text:span text:style-name="T7"> </text:span><text:span text:style-name="T10">with the arguments 3 and 5 </text:span><text:span text:style-name="T7">should equal 15</text:span><text:span text:style-name="T10">,</text:span><text:span text:style-name="T7"> was specified in the test function its body.</text:span><text:span text:style-name="T10"> </text:span></text:p>
      <text:h text:style-name="P10" text:outline-level="5">Code coverage</text:h>
      <text:p text:style-name="Text_20_body"><text:span text:style-name="T1">Why code coverage, no dead code, less side effects, secure whether everything is tested.</text:span></text:p>
      <text:h text:style-name="P9" text:outline-level="7">Istanbul</text:h>
      <text:p text:style-name="Text_20_body"><text:span text:style-name="T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span></text:p>
      <text:h text:style-name="P9" text:outline-level="7"><text:soft-page-break/>Coveralls</text:h>
      <text:p text:style-name="Text_20_body"><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span></text:p>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Heading_20_7" text:outline-level="7"><text:span text:style-name="T1">JSLint</text:span></text:h>
      <text:p text:style-name="Text_20_body"><text:span text:style-name="T1"/></text:p>
      <text:h text:style-name="Heading_20_1" text:outline-level="1">Application realization</text:h>
      <text:p text:style-name="P1">@TODO a lot</text:p>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p text:style-name="P1">Namespaced</text:p>
      <text:p text:style-name="P1">Console Log heavy</text:p>
      <text:h text:style-name="Heading_20_5" text:outline-level="5">Candidate 2</text:h>
      <text:p text:style-name="P1">Prefixed</text:p>
      <text:p text:style-name="P1">Better events</text:p>
      <text:h text:style-name="Heading_20_5" text:outline-level="5">Feedback</text:h>
      <text:p text:style-name="P1">Speed</text:p>
      <text:h text:style-name="Heading_20_3" text:outline-level="3"><text:soft-page-break/>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getConstructor</text:h>
      <text:h text:style-name="P8" text:outline-level="3">next</text:h>
      <text:h text:style-name="P8" text:outline-level="3">Simple program</text:h>
      <text:p text:style-name="Text_20_body"><text:span text:style-name="T1"/></text:p>
      <text:h text:style-name="Heading_20_1" text:outline-level="1">Examples</text:h>
      <text:p text:style-name="P1">@TODO all</text:p>
      <text:h text:style-name="P8" text:outline-level="3"><text:soft-page-break/>Minimal</text:h>
      <text:h text:style-name="P8" text:outline-level="3">Source code collector</text:h>
      <text:h text:style-name="P8" text:outline-level="3">HTTP request handler</text:h>
      <text:h text:style-name="P8" text:outline-level="3">Database interface</text:h>
      <text:p text:style-name="Text_20_body"><text:span text:style-name="T1"/></text:p>
      <text:p text:style-name="Text_20_body"><text:span text:style-name="T1"/></text:p>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5T15:55:27.19</dc:date>
    <dc:creator>Sam Machiels</dc:creator>
    <meta:editing-duration>PT7H31S</meta:editing-duration>
    <meta:editing-cycles>20</meta:editing-cycles>
    <meta:generator>OpenOffice/4.1.1$Win32 OpenOffice.org_project/411m6$Build-9775</meta:generator>
    <meta:document-statistic meta:table-count="0" meta:image-count="0" meta:object-count="0" meta:page-count="9" meta:paragraph-count="168" meta:word-count="1219" meta:character-count="7640"/>
  </office:meta>
</office:document-meta>
</file>